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gradient-name="gradient" draw:gradient-step-count="0" draw:opacity="50%" draw:textarea-horizontal-align="justify" draw:textarea-vertical-align="middle" draw:auto-grow-height="false" fo:min-height="5.14cm" fo:min-width="3.968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" draw:gradient-step-count="0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cm" svg:y="6.542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2" draw:layer="layout" svg:width="6.318cm" svg:height="7.62cm" svg:x="14.659cm" svg:y="11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radial" draw:cx="50%" draw:cy="50%" draw:start-color="#e6ff00" draw:end-color="#89970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22T09:42:59.413158512</dc:date>
    <meta:editing-duration>PT1M9S</meta:editing-duration>
    <meta:editing-cycles>1</meta:editing-cycles>
    <meta:document-statistic meta:object-count="2"/>
    <meta:generator>LibreOffice/6.0.7.3$Linux_X86_64 LibreOffice_project/00m0$Build-3</meta:generator>
  </office:meta>
</office:document-meta>
</file>